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T19" style:parent-style-name="DefaultParagraphFon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#include&lt;stdio.h&gt;</text:p>
      <text:p text:style-name="P2">int main(){</text:p>
      <text:p text:style-name="P3"><text:s text:c="4"/>int t,i,n,sum,a;<text:s/></text:p>
      <text:p text:style-name="P4"><text:s text:c="4"/>scanf("%d",&amp;t);</text:p>
      <text:p text:style-name="P5"><text:s text:c="4"/>for(i=0; i&lt;t;i++){</text:p>
      <text:p text:style-name="P6"><text:s text:c="8"/>scanf("%d\n",&amp;n);</text:p>
      <text:p text:style-name="P7"><text:s text:c="8"/>sum = 0;</text:p>
      <text:p text:style-name="P8"><text:s text:c="8"/>a= (n-1)/3;</text:p>
      <text:p text:style-name="P9"><text:s text:c="8"/>sum = sum + ((3*a*(a+1))/2);</text:p>
      <text:p text:style-name="P10"><text:s text:c="8"/></text:p>
      <text:p text:style-name="P11"><text:s text:c="8"/>a= (n-1)/5;</text:p>
      <text:p text:style-name="P12"><text:s text:c="8"/>sum = sum + ((5*a*(a+1))/2);</text:p>
      <text:p text:style-name="P13"><text:s text:c="8"/></text:p>
      <text:p text:style-name="P14"><text:s text:c="8"/>a=(n-1)/15;</text:p>
      <text:p text:style-name="P15"><text:s text:c="8"/>sum= sum - ((15*a*(a+1))/2);</text:p>
      <text:p text:style-name="P16"><text:s text:c="8"/>printf("%d\n",sum);</text:p>
      <text:p text:style-name="P17"><text:s text:c="4"/>}</text:p>
      <text:p text:style-name="P18"><text:s text:c="4"/>return 0;</text:p>
      <text:p text:style-name="Normal"><text:span text:style-name="T19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Guest User</dc:creator>
    <meta:creation-date>2023-11-11T14:53:00Z</meta:creation-date>
    <dc:date>2023-11-11T14:53:00Z</dc:date>
    <meta:template xlink:href="Normal.dotm" xlink:type="simple"/>
    <meta:editing-cycles>1</meta:editing-cycles>
    <meta:editing-duration>PT0S</meta:editing-duration>
    <meta:document-statistic meta:page-count="1" meta:paragraph-count="1" meta:word-count="56" meta:character-count="376" meta:row-count="2" meta:non-whitespace-character-count="321"/>
  </office:meta>
</office:document-meta>
</file>